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tection_id3_120_rot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116.67" calcext:value-type="float">
            <text:p>1116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67" calcext:value-type="float">
            <text:p>116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746" calcext:value-type="float">
            <text:p>116,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106.15" calcext:value-type="float">
            <text:p>1106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15" calcext:value-type="float">
            <text:p>106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677" calcext:value-type="float">
            <text:p>106,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103.12" calcext:value-type="float">
            <text:p>1103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118" calcext:value-type="float">
            <text:p>103,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035" calcext:value-type="float">
            <text:p>106,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096.7" calcext:value-type="float">
            <text:p>1096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7005" calcext:value-type="float">
            <text:p>96,7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98" calcext:value-type="float">
            <text:p>105,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96.6" calcext:value-type="float">
            <text:p>1096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6029" calcext:value-type="float">
            <text:p>96,6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696" calcext:value-type="float">
            <text:p>105,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91.24" calcext:value-type="float">
            <text:p>1091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2392" calcext:value-type="float">
            <text:p>91,2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5686" calcext:value-type="float">
            <text:p>98,5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5.95" calcext:value-type="float">
            <text:p>1095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9509" calcext:value-type="float">
            <text:p>95,9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478" calcext:value-type="float">
            <text:p>99,9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4.53" calcext:value-type="float">
            <text:p>1094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5344" calcext:value-type="float">
            <text:p>94,5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964" calcext:value-type="float">
            <text:p>104,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91.37" calcext:value-type="float">
            <text:p>1091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368" calcext:value-type="float">
            <text:p>91,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3929" calcext:value-type="float">
            <text:p>93,3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88.12" calcext:value-type="float">
            <text:p>1088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1202" calcext:value-type="float">
            <text:p>88,1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2312" calcext:value-type="float">
            <text:p>89,2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9.35" calcext:value-type="float">
            <text:p>1089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3547" calcext:value-type="float">
            <text:p>89,3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8839" calcext:value-type="float">
            <text:p>93,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88.83" calcext:value-type="float">
            <text:p>1088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8343" calcext:value-type="float">
            <text:p>88,8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1853" calcext:value-type="float">
            <text:p>92,1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93.15" calcext:value-type="float">
            <text:p>1093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1539" calcext:value-type="float">
            <text:p>93,1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98" calcext:value-type="float">
            <text:p>98,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94.83" calcext:value-type="float">
            <text:p>1094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278" calcext:value-type="float">
            <text:p>94,8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3735" calcext:value-type="float">
            <text:p>96,3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429.4" calcext:value-type="float">
            <text:p>1429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4" calcext:value-type="float">
            <text:p>179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701" calcext:value-type="float">
            <text:p>179,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428.25" calcext:value-type="float">
            <text:p>142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.249" calcext:value-type="float">
            <text:p>178,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981" calcext:value-type="float">
            <text:p>179,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418.79" calcext:value-type="float">
            <text:p>1418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788" calcext:value-type="float">
            <text:p>168,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28" calcext:value-type="float">
            <text:p>179,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414.28" calcext:value-type="float">
            <text:p>1414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28" calcext:value-type="float">
            <text:p>164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.622" calcext:value-type="float">
            <text:p>180,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415.5" calcext:value-type="float">
            <text:p>141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497" calcext:value-type="float">
            <text:p>165,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.401" calcext:value-type="float">
            <text:p>180,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4.6" calcext:value-type="float">
            <text:p>141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601" calcext:value-type="float">
            <text:p>164,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219" calcext:value-type="float">
            <text:p>166,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12.71" calcext:value-type="float">
            <text:p>1412,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706" calcext:value-type="float">
            <text:p>162,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975" calcext:value-type="float">
            <text:p>173,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9.87" calcext:value-type="float">
            <text:p>1409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872" calcext:value-type="float">
            <text:p>159,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659" calcext:value-type="float">
            <text:p>173,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15.76" calcext:value-type="float">
            <text:p>1415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759" calcext:value-type="float">
            <text:p>165,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189" calcext:value-type="float">
            <text:p>171,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5.3" calcext:value-type="float">
            <text:p>1415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303" calcext:value-type="float">
            <text:p>165,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116" calcext:value-type="float">
            <text:p>168,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12.76" calcext:value-type="float">
            <text:p>1412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76" calcext:value-type="float">
            <text:p>162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285" calcext:value-type="float">
            <text:p>167,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08.91" calcext:value-type="float">
            <text:p>1408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908" calcext:value-type="float">
            <text:p>158,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182" calcext:value-type="float">
            <text:p>163,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27.83" calcext:value-type="float">
            <text:p>1427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831" calcext:value-type="float">
            <text:p>177,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.267" calcext:value-type="float">
            <text:p>178,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1740.5" calcext:value-type="float">
            <text:p>174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.504" calcext:value-type="float">
            <text:p>240,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.564" calcext:value-type="float">
            <text:p>254,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777.6" calcext:value-type="float">
            <text:p>1777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.601" calcext:value-type="float">
            <text:p>277,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.768" calcext:value-type="float">
            <text:p>326,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724.19" calcext:value-type="float">
            <text:p>1724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.185" calcext:value-type="float">
            <text:p>224,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.773" calcext:value-type="float">
            <text:p>225,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727.36" calcext:value-type="float">
            <text:p>1727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.36" calcext:value-type="float">
            <text:p>227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.295" calcext:value-type="float">
            <text:p>244,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728.7" calcext:value-type="float">
            <text:p>1728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.7" calcext:value-type="float">
            <text:p>228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145" calcext:value-type="float">
            <text:p>251,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727.48" calcext:value-type="float">
            <text:p>1727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.485" calcext:value-type="float">
            <text:p>227,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974" calcext:value-type="float">
            <text:p>251,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729.01" calcext:value-type="float">
            <text:p>1729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.012" calcext:value-type="float">
            <text:p>229,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.545" calcext:value-type="float">
            <text:p>252,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2.24" calcext:value-type="float">
            <text:p>1732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.245" calcext:value-type="float">
            <text:p>232,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.158" calcext:value-type="float">
            <text:p>451,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.003" calcext:value-type="float">
            <text:p>228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.482" calcext:value-type="float">
            <text:p>250,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25.1" calcext:value-type="float">
            <text:p>1725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.103" calcext:value-type="float">
            <text:p>225,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.028" calcext:value-type="float">
            <text:p>268,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17.08" calcext:value-type="float">
            <text:p>1717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081" calcext:value-type="float">
            <text:p>217,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.272" calcext:value-type="float">
            <text:p>221,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17.29" calcext:value-type="float">
            <text:p>1717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293" calcext:value-type="float">
            <text:p>217,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.16" calcext:value-type="float">
            <text:p>240,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11.18" calcext:value-type="float">
            <text:p>1711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.177" calcext:value-type="float">
            <text:p>211,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.972" calcext:value-type="float">
            <text:p>214,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27.11" calcext:value-type="float">
            <text:p>1727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.115" calcext:value-type="float">
            <text:p>227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.866" calcext:value-type="float">
            <text:p>233,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30.84" calcext:value-type="float">
            <text:p>1730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.838" calcext:value-type="float">
            <text:p>230,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.651" calcext:value-type="float">
            <text:p>235,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2055.54" calcext:value-type="float">
            <text:p>2055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54" calcext:value-type="float">
            <text:p>305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54" calcext:value-type="float">
            <text:p>305,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053.1" calcext:value-type="float">
            <text:p>2053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1" calcext:value-type="float">
            <text:p>303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818" calcext:value-type="float">
            <text:p>303,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061.62" calcext:value-type="float">
            <text:p>2061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.623" calcext:value-type="float">
            <text:p>311,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.836" calcext:value-type="float">
            <text:p>333,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45.89" calcext:value-type="float">
            <text:p>2045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.89" calcext:value-type="float">
            <text:p>295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4.062" calcext:value-type="float">
            <text:p>384,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41.77" calcext:value-type="float">
            <text:p>2041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.766" calcext:value-type="float">
            <text:p>291,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408" calcext:value-type="float">
            <text:p>303,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38.14" calcext:value-type="float">
            <text:p>2038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.139" calcext:value-type="float">
            <text:p>288,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677" calcext:value-type="float">
            <text:p>302,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28.4" calcext:value-type="float">
            <text:p>2028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.398" calcext:value-type="float">
            <text:p>278,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914" calcext:value-type="float">
            <text:p>304,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2.41" calcext:value-type="float">
            <text:p>2032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.409" calcext:value-type="float">
            <text:p>282,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.467" calcext:value-type="float">
            <text:p>333,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34.39" calcext:value-type="float">
            <text:p>2034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.389" calcext:value-type="float">
            <text:p>284,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.961" calcext:value-type="float">
            <text:p>301,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39.54" calcext:value-type="float">
            <text:p>2039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.544" calcext:value-type="float">
            <text:p>289,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.059" calcext:value-type="float">
            <text:p>299,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40.21" calcext:value-type="float">
            <text:p>2040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.213" calcext:value-type="float">
            <text:p>290,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.057" calcext:value-type="float">
            <text:p>416,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32.99" calcext:value-type="float">
            <text:p>2032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.992" calcext:value-type="float">
            <text:p>282,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.265" calcext:value-type="float">
            <text:p>291,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30.75" calcext:value-type="float">
            <text:p>2030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.748" calcext:value-type="float">
            <text:p>280,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.551" calcext:value-type="float">
            <text:p>289,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29.21" calcext:value-type="float">
            <text:p>2029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.209" calcext:value-type="float">
            <text:p>279,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.557" calcext:value-type="float">
            <text:p>307,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38.51" calcext:value-type="float">
            <text:p>2038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.507" calcext:value-type="float">
            <text:p>288,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.643" calcext:value-type="float">
            <text:p>314,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2400.28" calcext:value-type="float">
            <text:p>2400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.28" calcext:value-type="float">
            <text:p>400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9.062" calcext:value-type="float">
            <text:p>429,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400.85" calcext:value-type="float">
            <text:p>2400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.85" calcext:value-type="float">
            <text:p>400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.606" calcext:value-type="float">
            <text:p>433,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385.38" calcext:value-type="float">
            <text:p>2385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.375" calcext:value-type="float">
            <text:p>385,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.375" calcext:value-type="float">
            <text:p>385,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347.37" calcext:value-type="float">
            <text:p>2347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7.372" calcext:value-type="float">
            <text:p>347,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.644" calcext:value-type="float">
            <text:p>430,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354.36" calcext:value-type="float">
            <text:p>2354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364" calcext:value-type="float">
            <text:p>354,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.82" calcext:value-type="float">
            <text:p>425,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354.35" calcext:value-type="float">
            <text:p>2354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351" calcext:value-type="float">
            <text:p>354,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.955" calcext:value-type="float">
            <text:p>522,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345.74" calcext:value-type="float">
            <text:p>2345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.738" calcext:value-type="float">
            <text:p>345,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.297" calcext:value-type="float">
            <text:p>427,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9.95" calcext:value-type="float">
            <text:p>2339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.951" calcext:value-type="float">
            <text:p>339,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.704" calcext:value-type="float">
            <text:p>367,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48.77" calcext:value-type="float">
            <text:p>2348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.774" calcext:value-type="float">
            <text:p>348,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251" calcext:value-type="float">
            <text:p>390,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40.9" calcext:value-type="float">
            <text:p>234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902" calcext:value-type="float">
            <text:p>340,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6.251" calcext:value-type="float">
            <text:p>516,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41.64" calcext:value-type="float">
            <text:p>2341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.643" calcext:value-type="float">
            <text:p>341,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.904" calcext:value-type="float">
            <text:p>375,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33.44" calcext:value-type="float">
            <text:p>2333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.436" calcext:value-type="float">
            <text:p>333,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4.717" calcext:value-type="float">
            <text:p>374,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66.59" calcext:value-type="float">
            <text:p>2366,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.594" calcext:value-type="float">
            <text:p>366,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.151" calcext:value-type="float">
            <text:p>410,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66.11" calcext:value-type="float">
            <text:p>2366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.107" calcext:value-type="float">
            <text:p>366,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.477" calcext:value-type="float">
            <text:p>371,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66.75" calcext:value-type="float">
            <text:p>2366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.751" calcext:value-type="float">
            <text:p>366,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.751" calcext:value-type="float">
            <text:p>366,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713.09" calcext:value-type="float">
            <text:p>2713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.088" calcext:value-type="float">
            <text:p>463,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.486" calcext:value-type="float">
            <text:p>486,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683.42" calcext:value-type="float">
            <text:p>2683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.421" calcext:value-type="float">
            <text:p>433,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4.785" calcext:value-type="float">
            <text:p>484,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689.59" calcext:value-type="float">
            <text:p>2689,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.591" calcext:value-type="float">
            <text:p>439,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5.022" calcext:value-type="float">
            <text:p>485,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689.21" calcext:value-type="float">
            <text:p>2689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.208" calcext:value-type="float">
            <text:p>439,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5.278" calcext:value-type="float">
            <text:p>485,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680.72" calcext:value-type="float">
            <text:p>2680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.72" calcext:value-type="float">
            <text:p>430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.047" calcext:value-type="float">
            <text:p>431,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672.2" calcext:value-type="float">
            <text:p>2672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2.203" calcext:value-type="float">
            <text:p>422,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.042" calcext:value-type="float">
            <text:p>476,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81" calcext:value-type="float">
            <text:p>2667,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.808" calcext:value-type="float">
            <text:p>417,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5.919" calcext:value-type="float">
            <text:p>485,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77.55" calcext:value-type="float">
            <text:p>2677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.555" calcext:value-type="float">
            <text:p>427,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5.398" calcext:value-type="float">
            <text:p>485,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65.49" calcext:value-type="float">
            <text:p>2665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.489" calcext:value-type="float">
            <text:p>415,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1.873" calcext:value-type="float">
            <text:p>471,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682.19" calcext:value-type="float">
            <text:p>2682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.192" calcext:value-type="float">
            <text:p>432,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.809" calcext:value-type="float">
            <text:p>474,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62.66" calcext:value-type="float">
            <text:p>2662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2.66" calcext:value-type="float">
            <text:p>412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.32" calcext:value-type="float">
            <text:p>469,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70.25" calcext:value-type="float">
            <text:p>2670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249" calcext:value-type="float">
            <text:p>420,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.456" calcext:value-type="float">
            <text:p>465,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10.55" calcext:value-type="float">
            <text:p>2710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.549" calcext:value-type="float">
            <text:p>460,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4.387" calcext:value-type="float">
            <text:p>464,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3033.26" calcext:value-type="float">
            <text:p>3033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.259" calcext:value-type="float">
            <text:p>533,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.113" calcext:value-type="float">
            <text:p>550,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3047.51" calcext:value-type="float">
            <text:p>3047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.514" calcext:value-type="float">
            <text:p>547,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.061" calcext:value-type="float">
            <text:p>550,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3000.67" calcext:value-type="float">
            <text:p>300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.671" calcext:value-type="float">
            <text:p>500,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9.148" calcext:value-type="float">
            <text:p>549,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3058.51" calcext:value-type="float">
            <text:p>3058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8.505" calcext:value-type="float">
            <text:p>558,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0.497" calcext:value-type="float">
            <text:p>590,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048.5" calcext:value-type="float">
            <text:p>3048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.504" calcext:value-type="float">
            <text:p>548,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.624" calcext:value-type="float">
            <text:p>620,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034.3" calcext:value-type="float">
            <text:p>303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4.301" calcext:value-type="float">
            <text:p>534,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3.868" calcext:value-type="float">
            <text:p>553,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3.21" calcext:value-type="float">
            <text:p>3043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.208" calcext:value-type="float">
            <text:p>543,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3.808" calcext:value-type="float">
            <text:p>553,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40.61" calcext:value-type="float">
            <text:p>3040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.613" calcext:value-type="float">
            <text:p>540,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.359" calcext:value-type="float">
            <text:p>614,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31.42" calcext:value-type="float">
            <text:p>3031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.416" calcext:value-type="float">
            <text:p>531,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.426" calcext:value-type="float">
            <text:p>537,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3.15" calcext:value-type="float">
            <text:p>3003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.149" calcext:value-type="float">
            <text:p>503,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.055" calcext:value-type="float">
            <text:p>539,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3.17" calcext:value-type="float">
            <text:p>3003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.174" calcext:value-type="float">
            <text:p>503,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3.183" calcext:value-type="float">
            <text:p>583,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00.02" calcext:value-type="float">
            <text:p>3000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.018" calcext:value-type="float">
            <text:p>500,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3.744" calcext:value-type="float">
            <text:p>583,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63.15" calcext:value-type="float">
            <text:p>2963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.153" calcext:value-type="float">
            <text:p>463,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.153" calcext:value-type="float">
            <text:p>463,15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0" meta:object-count="0"/>
    <meta:generator>LibreOffice/6.0.7.3$Linux_X86_64 LibreOffice_project/00m0$Build-3</meta:generator>
  </office:meta>
</office:document-meta>
</file>